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You gain points each level. Saving only works linearly. So to get highest score you have to play the entire game, start to finish, with your A-game on.</text:p>
      <text:p text:style-name="Standard"><text:tab/>You should be able to get at least 1 life every level that is obvious to anyone. There should also be 2-5 healthpacks and various powerups each level.</text:p>
      <text:p text:style-name="Standard"/>
      <text:p text:style-name="Standard">Script:</text:p>
      <text:p text:style-name="Standard">Boost Trigger (an expanded jump button)</text:p>
      <text:p text:style-name="Standard"><text:tab/>Uses a given direction and force to lob enering body. Can have an 'immediate change' toggle that can stop the rigidbody and then apply force. This can be used to create both loose and strict jumppads, wall-traps, and boo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3S</meta:editing-duration>
    <meta:editing-cycles>3</meta:editing-cycles>
    <meta:generator>OpenOffice/4.0.1$Win32 OpenOffice.org_project/401m5$Build-9714</meta:generator>
    <dc:date>2014-02-01T19:03:36.01</dc:date>
    <meta:document-statistic meta:table-count="0" meta:image-count="0" meta:object-count="0" meta:page-count="1" meta:paragraph-count="5" meta:word-count="102" meta:character-count="576"/>
    <dc:creator>David Cramer</dc:creator>
    <meta:user-defined meta:name="Info 1"/>
    <meta:user-defined meta:name="Info 2"/>
    <meta:user-defined meta:name="Info 3"/>
    <meta:user-defined meta:name="Info 4"/>
  </office:meta>
</office:document-meta>
</file>